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imSun1" svg:font-family="SimSun, 宋体"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list-style-name="L1"/>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list-style-name="L2"/>
    <style:style style:name="P6"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de séance 2</text:p>
      <text:p text:style-name="P1">Les tâches réalisé:</text:p>
      <text:list xml:id="list8375633965972006089" text:style-name="L1">
        <text:list-item>
          <text:p text:style-name="P3">Rencontre avec le moa.</text:p>
        </text:list-item>
        <text:list-item>
          <text:p text:style-name="P3">Début de la rédaction d'un cahier des charges.</text:p>
        </text:list-item>
        <text:list-item>
          <text:p text:style-name="P3">Analyse des besoins terminé, création d'un site avec une gestion des utilisateurs, des hôpitaux, des contacts hôpitaux ect...</text:p>
        </text:list-item>
        <text:list-item>
          <text:p text:style-name="P3">Choix de l'environnement de développement php, html CSS et mySql.</text:p>
        </text:list-item>
        <text:list-item>
          <text:p text:style-name="P3">Mise en accord sur la première tâches à réaliser qui sera le gestionnaire d'utilisateurs .</text:p>
        </text:list-item>
        <text:list-item>
          <text:p text:style-name="P3">Nouveau document permettant d'affiner la compréhension du sujet.</text:p>
        </text:list-item>
        <text:list-item>
          <text:p text:style-name="P3">D'élimitation du sujets.</text:p>
        </text:list-item>
      </text:list>
      <text:p text:style-name="P1">Tâches principal pour la semaine prochaine :</text:p>
      <text:p text:style-name="P4"><text:tab/>Réalisé et héberger un gestionnaire d'utilisateurs sur ovh</text:p>
      <text:p text:style-name="P2"><text:span text:style-name="T1"><text:tab/></text:span>Pour cela:</text:p>
      <text:list xml:id="list4778038863065932327" text:style-name="L2">
        <text:list-item>
          <text:p text:style-name="P5">Nous allons réaliser une couche de persistance qui sera réalisé en base de données, avec une table utilisateurs, une table droit (administrateur, modérateur, utilisateur) et l'administrateur peut gèrer les droits.</text:p>
        </text:list-item>
        <text:list-item>
          <text:p text:style-name="P5">Une couche graphique pour simplifier l'utilisaton qui sera en css et html, dans les couleurs de l'association et reprenant des formes arrondie , <text:s/>avec un accueil sur la carte de France.</text:p>
        </text:list-item>
        <text:list-item>
          <text:p text:style-name="P5">Une couche contrôleur en php qui contrôlera la connexion, qui simplifiera l'utilisation de la table et réalisera les requêtes approprié, avec un modèle et un modèle gateway et qui gérera la connexion à la base grâce au pattern singleton.</text:p>
        </text:list-item>
        <text:list-item>
          <text:p text:style-name="P5">Mise en place du serveur et de la base de données sur ovh avec le nom de domaine choisi par le moa.</text:p>
        </text:list-item>
        <text:list-item>
          <text:p text:style-name="P5">Réalisation du mcd pour la gestion des utilisate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imSun1" svg:font-family="SimSun, 宋体"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SimSun1" style:font-size-asian="11pt" style:language-asian="zh" style:country-asian="CN" style:font-name-complex="Times New Roman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olice_20_de_20_paragraphe_20_par_20_défaut" style:display-name="Police de paragraphe par défaut" style:family="text">
      <style:text-properties style:font-name="Calibri" style:font-name-asian="SimSun1" style:font-name-complex="Times New Roman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2303</meta:initial-creator>
    <meta:creation-date>2015-11-23T18:32:20</meta:creation-date>
    <dc:creator>nicolas chaduc</dc:creator>
    <dc:date>2015-11-23T21:22:09.84</dc:date>
    <meta:editing-duration>PT5M23S</meta:editing-duration>
    <meta:document-statistic meta:table-count="0" meta:image-count="0" meta:object-count="0" meta:page-count="1" meta:paragraph-count="17" meta:word-count="229" meta:character-count="1383"/>
    <meta:generator>OpenOffice/4.1.1$Win32 OpenOffice.org_project/411m6$Build-9775</meta:generator>
  </office:meta>
</office:document-meta>
</file>